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ce4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ddr</text:p>
          </table:table-cell>
          <table:covered-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formula="of:=2^([.D3]+1)-1" office:value-type="float" office:value="65535" calcext:value-type="float">
            <text:p>65535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DEC2HEX([.$B4]*2^[.$B$3]+[.$C4]*2^[.$C$3]+[.E$2])" office:value-type="string" office:string-value="0" calcext:value-type="string">
            <text:p>0</text:p>
          </table:table-cell>
          <table:table-cell table:formula="of:=DEC2HEX([.$B4]*2^[.$B$3]+[.$C4]*2^[.$C$3]+[.F$2])" office:value-type="string" office:string-value="FFFF" calcext:value-type="string">
            <text:p>FFFF</text:p>
          </table:table-cell>
          <table:table-cell table:style-name="ce3" office:value-type="string" calcext:value-type="string">
            <text:p>ra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DEC2HEX([.$B5]*2^[.$B$3]+[.$C5]*2^[.$C$3]+[.E$2])" office:value-type="string" office:string-value="10000" calcext:value-type="string">
            <text:p>10000</text:p>
          </table:table-cell>
          <table:table-cell table:formula="of:=DEC2HEX([.$B5]*2^[.$B$3]+[.$C5]*2^[.$C$3]+[.F$2])" office:value-type="string" office:string-value="1FFFF" calcext:value-type="string">
            <text:p>1FFFF</text:p>
          </table:table-cell>
          <table:table-cell table:style-name="ce3" office:value-type="string" calcext:value-type="string">
            <text:p>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DEC2HEX([.$B6]*2^[.$B$3]+[.$C6]*2^[.$C$3]+[.E$2])" office:value-type="string" office:string-value="20000" calcext:value-type="string">
            <text:p>20000</text:p>
          </table:table-cell>
          <table:table-cell table:formula="of:=DEC2HEX([.$B6]*2^[.$B$3]+[.$C6]*2^[.$C$3]+[.F$2])" office:value-type="string" office:string-value="2FFFF" calcext:value-type="string">
            <text:p>2FFFF</text:p>
          </table:table-cell>
          <table:table-cell table:style-name="ce3" office:value-type="string" calcext:value-type="string">
            <text:p>rom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DEC2HEX([.$B7]*2^[.$B$3]+[.$C7]*2^[.$C$3]+[.E$2])" office:value-type="string" office:string-value="30000" calcext:value-type="string">
            <text:p>30000</text:p>
          </table:table-cell>
          <table:table-cell table:formula="of:=DEC2HEX([.$B7]*2^[.$B$3]+[.$C7]*2^[.$C$3]+[.F$2])" office:value-type="string" office:string-value="3FFFF" calcext:value-type="string">
            <text:p>3FFF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9:58:06.777987135</dc:date>
    <meta:editing-duration>PT3H15M47S</meta:editing-duration>
    <meta:editing-cycles>2</meta:editing-cycles>
    <meta:generator>LibreOffice/7.6.6.3$Linux_X86_64 LibreOffice_project/60$Build-3</meta:generator>
    <meta:document-statistic meta:table-count="1" meta:cell-count="27" meta:object-count="0"/>
  </office:meta>
</office:document-meta>
</file>